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0pt"/>
    </style:style>
    <style:style style:name="P2" style:family="paragraph" style:parent-style-name="Standard">
      <style:text-properties fo:color="#000000" style:font-name="Arial" fo:font-size="10pt" officeooo:rsid="000beaae" officeooo:paragraph-rsid="000bfd67"/>
    </style:style>
    <style:style style:name="P3" style:family="paragraph" style:parent-style-name="Standard">
      <style:text-properties fo:color="#000000" style:font-name="Arial" fo:font-size="10pt" officeooo:rsid="000e3fc2" officeooo:paragraph-rsid="000e3fc2"/>
    </style:style>
    <style:style style:name="P4" style:family="paragraph" style:parent-style-name="Standard">
      <style:text-properties fo:color="#000000" style:font-name="Arial" fo:font-size="10pt" officeooo:rsid="000f62c4" officeooo:paragraph-rsid="000f62c4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Arial" fo:font-size="10pt" officeooo:rsid="000beaae" officeooo:paragraph-rsid="000bfd67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Arial" fo:font-size="10pt" officeooo:rsid="000f62c4" officeooo:paragraph-rsid="000f62c4"/>
    </style:style>
    <style:style style:name="P7" style:family="paragraph" style:parent-style-name="Text_20_body">
      <style:paragraph-properties fo:text-align="center" style:justify-single-word="false"/>
      <style:text-properties fo:color="#000000" style:font-name="Arial" fo:font-size="10pt"/>
    </style:style>
    <style:style style:name="P8" style:family="paragraph" style:parent-style-name="Text_20_body">
      <style:paragraph-properties fo:margin-left="0cm" fo:margin-right="0cm" fo:text-indent="1cm" style:auto-text-indent="false"/>
      <style:text-properties fo:color="#000000" style:font-name="Arial" fo:font-size="10pt"/>
    </style:style>
    <style:style style:name="T1" style:family="text">
      <style:text-properties officeooo:rsid="000bfd67"/>
    </style:style>
    <style:style style:name="T2" style:family="text">
      <style:text-properties officeooo:rsid="000cf7cc"/>
    </style:style>
    <style:style style:name="T3" style:family="text">
      <style:text-properties officeooo:rsid="000f62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<text:bookmark text:name="art13"/>Art. 13.  A logística reversa é o instrumento de desenvolvimento econômico e social caracterizado pelo conjunto de ações, procedimentos e meios destinados a viabilizar a coleta e a restituição dos resíduos sólidos ao setor empresarial, para reaproveitamento, em seu ciclo ou em outros ciclos produtivos, ou outra destinação final ambientalmente adequada.</text:p>
      <text:p text:style-name="Standard"><text:a xlink:type="simple" xlink:href="http://www.planalto.gov.br/ccivil_03/_ato2007-2010/2010/Decreto/D7404.htm" text:style-name="Internet_20_link" text:visited-style-name="Visited_20_Internet_20_Link">http://www.planalto.gov.br/ccivil_03/_ato2007-2010/2010/Decreto/D7404.htm</text:a> </text:p>
      <text:p text:style-name="Standard"/>
      <text:p text:style-name="Standard"/>
      <text:p text:style-name="P1">XII - logística reversa: instrumento de desenvolvimento econômico e social caracterizado por um conjunto de ações, procedimentos e meios destinados a viabilizar a coleta e a restituição dos resíduos sólidos ao setor empresarial, para reaproveitamento, em seu ciclo ou em outros ciclos produtivos, ou outra destinação final ambientalmente adequada; </text:p>
      <text:p text:style-name="P1"/>
      <text:p text:style-name="P1"><text:a xlink:type="simple" xlink:href="http://www.planalto.gov.br/ccivil_03/_ato2007-2010/2010/lei/l12305.htm" text:style-name="Internet_20_link" text:visited-style-name="Visited_20_Internet_20_Link">http://www.planalto.gov.br/ccivil_03/_ato2007-2010/2010/lei/l12305.htm</text:a></text:p>
      <text:p text:style-name="P1"/>
      <text:p text:style-name="P1"/>
      <text:p text:style-name="P2">Com a tecnologia evoluindo constantemente, a quantidade de redes domésticas tem aumentado <text:span text:style-name="T1">juntamente</text:span> com o descarte indevido de modens, <text:span text:style-name="T1">pela falta de interesse das operadoras de internet no seu recolhimento, os clientes acabam descartando incorretamente pela falta de conhecimento, causando impactos ambientais.</text:span></text:p>
      <text:p text:style-name="P2"><text:span text:style-name="T1">Há uma lei que obriga as operadoras de internet</text:span> <text:span text:style-name="T1">fazerem o recolhimento dos modens, mas muitas operadoras não cumprem já que reciclar os modens tem um custo mais alto que utilizar um novo modem.</text:span></text:p>
      <text:p text:style-name="P2"/>
      <text:p text:style-name="P2"/>
      <text:p text:style-name="P2">→<text:span text:style-name="T2"> subtancias tóxicas liberadas pelos residuos perigosos descartados incorretamente, podem causar sérios problemas a saúde e contaminando o meio ambiente. (tabela interessante )</text:span></text:p>
      <text:p text:style-name="P2"/>
      <text:p text:style-name="P2">→<text:span text:style-name="T2"> o que é modem e os tipos de modem</text:span></text:p>
      <text:p text:style-name="P2"/>
      <text:p text:style-name="P2">→<text:span text:style-name="T3"> pesquisa</text:span></text:p>
      <text:p text:style-name="P2"/>
      <text:p text:style-name="P5"/>
      <text:p text:style-name="P2"/>
      <text:p text:style-name="P3">A telefonia móvel é um produto inovador com um ciclo de vida curto, o que resulta em uma alta taxa de descarte desses produtos, <text:span text:style-name="T3">mas a</text:span> logistica reversa foi integrada n<text:span text:style-name="T3">as empresas nos últimos anos. Para as empresas se beneficiarem com a logistica reversa, é preciso ter planejamento e implementação. </text:span></text:p>
      <text:p text:style-name="P3"/>
      <text:p text:style-name="P4">A logistica reversa tem um grande impacto economico nas industrias e na sociedade, mas é pouco gerenciada pelas empresas, no processo da logistic a reversa várias empresas precisam estar envolvidas.</text:p>
      <text:p text:style-name="P4"/>
      <text:p text:style-name="P4">→ pesquisas</text:p>
      <text:p text:style-name="P4"/>
      <text:p text:style-name="P4"><text:bookmark text:name="84b6918c6957659062f5608ab7d541c7-3674bcea3cd3f739d2daa81922d09e770458cbaa"/><text:a xlink:type="simple" xlink:href="https://github.com/fpcardoso/ArtigoSUS/blob/master/reverse%20logistic_honk_kong.pdf" text:style-name="Internet_20_link" text:visited-style-name="Visited_20_Internet_20_Link">reverse logistic_honk_kong.pdf</text:a></text:p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0:57:19.094878931</meta:creation-date>
    <dc:date>2018-12-04T14:56:52.384055872</dc:date>
    <meta:editing-duration>PT12M37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3" meta:word-count="297" meta:character-count="2109" meta:non-whitespace-character-count="1821"/>
  </office:meta>
</office:document-meta>
</file>